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officeooo:rsid="00100aa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t var lite trögt i början att få igång och förstå sig på hur QT fungerade. Efter mycket googlande och testande med MinGW så gick jag över helt till Ubuntu och efter ett par guider var jag snart igång med den senaste versionen av QT. Vi ville egentligen få igång en senare version på Windows eftersom två i gruppen satt med Windows och en tredje med mac. Själv satt jag med både Ubuntu och Windows. Dock så hjälpte jag de andra att installera Ubuntu parallellt med Windows och då kom vi igång på riktigt. Vi delade upp projektet i tre delar. En del innefattade databasen SQLite, som var nytt för oss alla, En annan del innebar övrig backend och den sista delen var gui:t, vilket också var också var nytt för oss alla, som Adam och jag arbetade med. Eftersom det var en lite större del med gui:t så kändes det bra att vara två på den delen. Trots att vi var två på gui:t så slutade det i att alla gruppmedlemmar arbetade med bakgrundfunktioner i gui:t för att implementera backend och databasen. Dock så komplicerade det arbetet en hel del eftersom det är i princip en enda stor klass, vilket gör det svårt att arbeta med den samtidigt. Martin kom dock på den smarta idén att dela upp funktionerna till <text:span text:style-name="T1">gui-klassen</text:span> i sex olika filer. Detta underlättade arbetet betydligt. Det har varit mycket lärorikt att lära sig grafik med QT, det har dock tagit mycket tid.</text:p>
      <text:p text:style-name="Standard"/>
      <text:p text:style-name="Standard">Kravspecifikationen och OOD har varit bra eftersom man då kan gå tillbaka och titta på vad de olika klasserna ska gör, hur de ska kommunicera och vart det ska göras eller vad vi har kommit överens om hur programmet skulle utformas. Vi hade till en början en Carpark klass som skulle fungera som en övergripande klass som skulle agera kommunikationen med main. Vi kom dock fram till att den var överflödig och tog bort den.</text:p>
      <text:p text:style-name="Standard"/>
      <text:p text:style-name="Standard">Till en början, under dokumentationsfarsen använde vi oss as Dropbox, men så fort vi kom igång med kodningen så visade det sig att det inte var rätt redskap och vi gick snabbt över till git i form av GitHub som har versionshantering. Det har varit mycket bra eftersom alla får de senaste ändringarna och man kan jobba parallellt samt se varandras framsteg och förändringar. Dock så har vi haft en del strul med git, främst då vi mergar filer som blir korrupta och inte kan kompileras innan man går in och ordnar till dom manuellt. Vi fann då en lösning att lägga upp ett excel dokument på Google Drive som alla hade tillgång till och ändrades, för alla, i realtid. På detta vis så hade vi koll på att ingen annan satt och arbetade med samma fil vilket undanröjde en del problem med git. Speciellt på slutet då alla gruppmedlemmar arbetade med gui biten. Dropbox har dock fungerat som en backup när det har strulat till sig rejält med git.</text:p>
      <text:p text:style-name="Standard"/>
      <text:p text:style-name="Standard">Tidsmässigt så har detta projekt personligen tagit alldeles för mycket tid, långt över vad som poängen motsvarar. Det beror bland annat på att vi aldrig arbetat med QT eller något gui i c++ innan. Det kan också bero på att projektet var större än vad vi först trodde. Vi skulle behövt vara en gruppmedlem till. Vidare så kan vissa delar av dokumentationen reduceras, så att man kommer igång att koda snabbare. Även responsen från tidigare labbar hade kunnat varit snabbare så att man inte behövt lägga tid kompletteringar när projektet dragit igå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s Bolin</meta:initial-creator>
    <meta:creation-date>2012-12-11T22:43:34.65</meta:creation-date>
    <dc:date>2012-12-12T16:28:42</dc:date>
    <meta:editing-duration>PT8M39S</meta:editing-duration>
    <meta:editing-cycles>2</meta:editing-cycles>
    <meta:generator>LibreOffice/3.6$Linux_x86 LibreOffice_project/360m1$Build-2</meta:generator>
    <meta:document-statistic meta:table-count="0" meta:image-count="0" meta:object-count="0" meta:page-count="1" meta:paragraph-count="4" meta:word-count="584" meta:character-count="3269" meta:non-whitespace-character-count="2689"/>
  </office:meta>
</office:document-meta>
</file>